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ac533" officeooo:paragraph-rsid="001ac533"/>
    </style:style>
    <style:style style:name="P2" style:family="paragraph" style:parent-style-name="Text_20_body">
      <style:text-properties officeooo:rsid="001c83e7" officeooo:paragraph-rsid="001c83e7"/>
    </style:style>
    <style:style style:name="P3" style:family="paragraph" style:parent-style-name="Text_20_body">
      <style:text-properties officeooo:rsid="001cf560" officeooo:paragraph-rsid="001cf560"/>
    </style:style>
    <style:style style:name="P4" style:family="paragraph" style:parent-style-name="Title">
      <style:text-properties officeooo:rsid="001ac533" officeooo:paragraph-rsid="001ac53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f56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éance 11 : ODD(2) Personnaliser son ODD</text:p>
      <text:p text:style-name="P1"/>
      <text:p text:style-name="P2">Roma est utile pour débuter son ODD, pour désherber à grands gestes. → Il faut mieux utiliser ensuite <text:span text:style-name="T1">Oddbyexample</text:span><text:span text:style-name="T2">.</text:span></text:p>
      <text:p text:style-name="P2"><text:span text:style-name="T2">Pour cela, il faut :</text:span></text:p>
      <text:p text:style-name="P2"><text:span text:style-name="T2">Ouvrir un fichier xml au pif → clé à molette → nouveau → XML par XSLT → </text:span><text:span text:style-name="T3">voir le pdf</text:span></text:p>
      <text:p text:style-name="P2"><text:span text:style-name="T3"/></text:p>
      <text:p text:style-name="P2"><text:span text:style-name="T3"/></text:p>
      <text:p text:style-name="P3"><text:span text:style-name="T2">Un document valide et bien formé doit être aussi bien lisible avec notre ODD qu’avec TEI All. Donc il faudra, une fois terminé, le passer sur un TEI All pour voir s’il est toujours valide. Ce sont les modifications propres.</text:span></text:p>
      <text:p text:style-name="P3"><text:span text:style-name="T2">Les modifications sales ne permettent pas les mod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4:04:57.442550320</meta:creation-date>
    <dc:date>2019-12-17T14:50:52.579745768</dc:date>
    <meta:editing-duration>PT35M47S</meta:editing-duration>
    <meta:editing-cycles>2</meta:editing-cycles>
    <meta:generator>LibreOffice/6.0.7.3$Linux_X86_64 LibreOffice_project/00m0$Build-3</meta:generator>
    <meta:document-statistic meta:table-count="0" meta:image-count="0" meta:object-count="0" meta:page-count="1" meta:paragraph-count="6" meta:word-count="99" meta:character-count="541" meta:non-whitespace-character-count="448"/>
  </office:meta>
</office:document-meta>
</file>